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left="1.6626in" fo:margin-right="0in" fo:text-align="end" style:justify-single-word="false" fo:text-indent="0in" style:auto-text-indent="false" style:snap-to-layout-grid="false"/>
      <style:text-properties style:font-name="Times New Roman" fo:font-size="12pt" fo:font-weight="bold" style:font-size-asian="12pt" style:font-weight-asian="bold"/>
    </style:style>
    <style:style style:name="P2" style:family="paragraph" style:parent-style-name="Standard">
      <style:paragraph-properties fo:margin-left="1.852in" fo:margin-right="0in" fo:text-align="justify" style:justify-single-word="false" fo:text-indent="0in" style:auto-text-indent="false"/>
      <style:text-properties style:font-name="Times New Roman" fo:font-size="12pt" style:font-name-asian="Times New Roman" style:font-size-asian="12pt" style:language-asian="ar" style:country-asian="SA"/>
    </style:style>
    <style:style style:name="P3" style:family="paragraph" style:parent-style-name="Standard">
      <style:paragraph-properties fo:margin-left="0in" fo:margin-right="0in" fo:text-align="justify" style:justify-single-word="false" fo:text-indent="0in" style:auto-text-indent="false"/>
      <style:text-properties style:font-name="Times New Roman" fo:font-size="12pt" style:font-name-asian="Times New Roman" style:font-size-asian="12pt" style:language-asian="ar" style:country-asian="S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penTrader</text:h>
      <text:p text:style-name="Standard">Решение для автоматической торговли, технического анализа и прогнозирования рынка.</text:p>
      <text:p text:style-name="Standard"/>
      <text:p text:style-name="P1">Пудов Андрей Семенович</text:p>
      <text:p text:style-name="P2">Волжский филиал Государственного образовательного учреждения высшего профессионального образования «Московский автомобильно-дорожный государственный технический университет (МАДИ)»</text:p>
      <text:p text:style-name="P2"/>
      <text:p text:style-name="P3">Цель проекта — написание кросс платформенного торгового терминала реализующего механизм автоматической торговли и использующий методику искусственных нейронных сетей для анализа и прогнозирования рынка. В качестве торговой площадки выбрана компания Gain Capital, чьи открытые API используются при написании проекта.</text:p>
      <text:p text:style-name="P3"/>
      <text:p text:style-name="P3">OpenTrader предоставляет пользователю простой и удобный в использовании программный интерфейс доступа к сервисам торговой площадки, через который можно осуществлять все базовые транзакции. Терминал осуществляет вывод состояния выбранных пользователем валютных пар в табличном и графическом виде, - изображая на графиках как текущее состояние, так и прогнозируемые изменения.</text:p>
      <text:p text:style-name="P3"/>
      <text:p text:style-name="P3">Отличительной особенностью OpenTrader нужно выделить использование искусственных нейронных сетей в решении задачи прогнозирования рынка. Данный подход позволяет с высокой точностью, учитывая как историю торгов, так и внешние факторы, строить прогноз изменения состояния валют. Методика использования искусственных нейронных сетей носит, как технически прогрессивный характер, так и научный интерес; результаты последнего могут быть использованы в смежных областях экономического моделирования.</text:p>
      <text:p text:style-name="P3"/>
      <text:p text:style-name="P3">Проект предполагает использование терминала на выделенных серверах с широким спектром выбора операционных систем. Ключевым критерием системных требовании служит наличие поддержки ORACLE Java Runtime Environment, версии не ниже 1.6. Таким образом OpenTrader может быть успешно запущенным на Oracle Solaris, GNU Linux, BSD UNIX, Apple MacOS X и Microsoft Windows.</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rey </meta:initial-creator>
    <meta:creation-date>2010-10-21T11:10:32</meta:creation-date>
    <dc:date>2010-10-21T11:47:43</dc:date>
    <dc:creator>Andrey </dc:creator>
    <meta:editing-duration>PT00H02M58S</meta:editing-duration>
    <meta:editing-cycles>2</meta:editing-cycles>
    <meta:generator>OpenOffice.org/3.2$Unix OpenOffice.org_project/320m12$Build-9483</meta:generator>
    <meta:document-statistic meta:table-count="0" meta:image-count="0" meta:object-count="0" meta:page-count="1" meta:paragraph-count="8" meta:word-count="216" meta:character-count="1837"/>
  </office:meta>
</office:document-meta>
</file>